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3.94cm" table:align="margins"/>
    </style:style>
    <style:style style:name="Tabla1.A" style:family="table-column">
      <style:table-column-properties style:column-width="5.985cm" style:rel-column-width="16383*"/>
    </style:style>
    <style:style style:name="Tabla1.D" style:family="table-column">
      <style:table-column-properties style:column-width="5.985cm" style:rel-column-width="16386*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1.20" style:family="table-row">
      <style:table-row-properties style:min-row-height="2.228cm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Consolas" fo:font-size="9.5pt" fo:font-style="normal" fo:text-shadow="none" style:text-underline-style="none" fo:font-weight="normal" style:font-name-asian="Consolas" style:font-size-asian="9.5pt" style:font-style-asian="normal" style:font-weight-asian="normal" style:font-name-complex="Consolas" style:font-size-complex="9.5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1e6a39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fo:font-size="14pt" fo:font-weight="bold" style:font-weight-asian="bold" style:font-weight-complex="bold"/>
    </style:style>
    <style:style style:name="P5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Consolas" fo:font-size="9.5pt" fo:font-style="normal" fo:text-shadow="none" style:text-underline-style="none" fo:font-weight="normal" style:font-name-asian="Consolas" style:font-size-asian="9.5pt" style:font-style-asian="normal" style:font-weight-asian="normal" style:font-name-complex="Consolas" style:font-size-complex="9.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TROLES ASP.NET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3">CONTROL</text:p>
          </table:table-cell>
          <table:table-cell table:style-name="Tabla1.A1" office:value-type="string">
            <text:p text:style-name="P3">PROPIEDADES</text:p>
          </table:table-cell>
          <table:table-cell table:style-name="Tabla1.A1" office:value-type="string">
            <text:p text:style-name="P3">PROCEDIMIENTOS</text:p>
          </table:table-cell>
          <table:table-cell table:style-name="Tabla1.D1" office:value-type="string">
            <text:p text:style-name="P3">OBSERVACIONES</text:p>
          </table:table-cell>
        </table:table-row>
        <table:table-row>
          <table:table-cell table:style-name="Tabla1.A2" office:value-type="string">
            <text:p text:style-name="P1">Label</text:p>
          </table:table-cell>
          <table:table-cell table:style-name="Tabla1.A2" office:value-type="string">
            <text:p text:style-name="P1">(ID), BackColor, BorderColor, ForeColor, Height, Text, Width</text:p>
          </table:table-cell>
          <table:table-cell table:style-name="Tabla1.A2" office:value-type="string">
            <text:p text:style-name="P1"><text:span text:style-name="T2">Label5.Text = </text:span><text:span text:style-name="T1">"No ha seleccionado ninguna ciudad"</text:span></text:p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Button</text:p>
          </table:table-cell>
          <table:table-cell table:style-name="Tabla1.A2" office:value-type="string">
            <text:p text:style-name="P1">(ID), BackColor, BorderColor, ForeColor, Height, PostBackUrl, Text, Width</text:p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TextBox</text:p>
          </table:table-cell>
          <table:table-cell table:style-name="Tabla1.A2" office:value-type="string">
            <text:p text:style-name="P1">(ID), BackColor, BorderColor, ForeColor, Height, Text, Width</text:p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CheckBox</text:p>
          </table:table-cell>
          <table:table-cell table:style-name="Tabla1.A2" office:value-type="string">
            <text:p text:style-name="P1">(ID), </text:p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CheckBoxList</text:p>
          </table:table-cell>
          <table:table-cell table:style-name="Tabla1.A2" office:value-type="string">
            <text:p text:style-name="P1">(ID)</text:p>
          </table:table-cell>
          <table:table-cell table:style-name="Tabla1.A2" office:value-type="string">
            <text:p text:style-name="P2">Editar elementos</text:p>
            <text:p text:style-name="P2">CheckBoxList1.Items.Count</text:p>
            <text:p text:style-name="P2">CheckBoxList1.Items[i].Selected</text:p>
          </table:table-cell>
          <table:table-cell table:style-name="Tabla1.D2" office:value-type="string">
            <text:p text:style-name="P1">Al editar elementos, se puede modificar el Text y el Value </text:p>
          </table:table-cell>
        </table:table-row>
        <table:table-row>
          <table:table-cell table:style-name="Tabla1.A2" office:value-type="string">
            <text:p text:style-name="P1">Image</text:p>
          </table:table-cell>
          <table:table-cell table:style-name="Tabla1.A2" office:value-type="string">
            <text:p text:style-name="P1">(ID), BackColor, BorderColor, ForeColor, Height, ImageUrl, Width</text:p>
          </table:table-cell>
          <table:table-cell table:style-name="Tabla1.A2" office:value-type="string">
            <text:p text:style-name="P1"><text:span text:style-name="T2"><text:s/>Image3.ImageUrl = </text:span><text:span text:style-name="T1">"/imagenes/nov_misterio.png"</text:span></text:p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DropDownList</text:p>
          </table:table-cell>
          <table:table-cell table:style-name="Tabla1.A2" office:value-type="string">
            <text:p text:style-name="P1">(ID)</text:p>
          </table:table-cell>
          <table:table-cell table:style-name="Tabla1.A2" office:value-type="string">
            <text:p text:style-name="P2"><text:s/>Label11.Text = DropDownList1.SelectedItem.Text</text:p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RadioButton</text:p>
          </table:table-cell>
          <table:table-cell table:style-name="Tabla1.A2" office:value-type="string">
            <text:p text:style-name="P1">(ID), BackColor, BorderColor, ForeColor, Height, Width</text:p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RadioButtonList</text:p>
          </table:table-cell>
          <table:table-cell table:style-name="Tabla1.A2" office:value-type="string">
            <text:p text:style-name="P1">(ID), BackColor, BorderColor, ForeColor, Height, Width</text:p>
          </table:table-cell>
          <table:table-cell table:style-name="Tabla1.A2" office:value-type="string">
            <text:p text:style-name="P1">Editar elementos</text:p>
          </table:table-cell>
          <table:table-cell table:style-name="Tabla1.D2" office:value-type="string">
            <text:p text:style-name="P1">Al editar elementos, se puede modificar el Text y el Value </text:p>
          </table:table-cell>
        </table:table-row>
        <table:table-row>
          <table:table-cell table:style-name="Tabla1.A2" office:value-type="string">
            <text:p text:style-name="P1">ListBox</text:p>
          </table:table-cell>
          <table:table-cell table:style-name="Tabla1.A2" office:value-type="string">
            <text:p text:style-name="P1">(ID), BackColor, BorderColor, ForeColor, Height, Width</text:p>
          </table:table-cell>
          <table:table-cell table:style-name="Tabla1.A2" office:value-type="string">
            <text:p text:style-name="P1">Editar elementos</text:p>
            <text:p text:style-name="P2">ListBox1.SelectedIndex !=</text:p>
            <text:p text:style-name="P6">Label5.Text = ListBox1.SelectedItem.Text;</text:p>
            <text:p text:style-name="P5"><text:s text:c="12"/>Label7.Text = ListBox1.SelectedValue;</text:p>
            <text:p text:style-name="P5"><text:s text:c="12"/>Label9.Text = ListBox1.SelectedIndex.ToString()</text:p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MultiView</text:p>
          </table:table-cell>
          <table:table-cell table:style-name="Tabla1.A2" office:value-type="string">
            <text:p text:style-name="P1">(ID)</text:p>
          </table:table-cell>
          <table:table-cell table:style-name="Tabla1.A2" office:value-type="string">
            <text:p text:style-name="P2">MultiView1.ActiveViewIndex = </text:p>
          </table:table-cell>
          <table:table-cell table:style-name="Tabla1.D2" office:value-type="string">
            <text:p text:style-name="P1">ActiveViewIndex tiene que ser <text:soft-page-break/>diferente a -1</text:p>
          </table:table-cell>
        </table:table-row>
        <table:table-row>
          <table:table-cell table:style-name="Tabla1.A2" office:value-type="string">
            <text:p text:style-name="P1">View</text:p>
          </table:table-cell>
          <table:table-cell table:style-name="Tabla1.A2" office:value-type="string">
            <text:p text:style-name="P1">(ID)</text:p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>Está siempre dentro de una MultiView</text:p>
          </table:table-cell>
        </table:table-row>
        <table:table-row>
          <table:table-cell table:style-name="Tabla1.A2" office:value-type="string">
            <text:p text:style-name="P1">CompareValidator</text:p>
          </table:table-cell>
          <table:table-cell table:style-name="Tabla1.A2" office:value-type="string">
            <text:p text:style-name="P1">(ID), BackColor, Height BorderColor,ErrorMessage, ControlToValidate, ControlToCompare, ForeColor, Width</text:p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RangeValidator</text:p>
          </table:table-cell>
          <table:table-cell table:style-name="Tabla1.A2" office:value-type="string">
            <text:p text:style-name="P1">(ID), BackColor, Height BorderColor,ErrorMessage, ControlToValidate, ForeColor, Width</text:p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RequiredFieldValidator</text:p>
          </table:table-cell>
          <table:table-cell table:style-name="Tabla1.A2" office:value-type="string">
            <text:p text:style-name="P1">(ID), BackColor, Height BorderColor,ErrorMessage, ControlToValidate, ForeColor, Width</text:p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RegularExpressionValidator</text:p>
          </table:table-cell>
          <table:table-cell table:style-name="Tabla1.A2" office:value-type="string">
            <text:p text:style-name="P1">(ID), BackColor, Height BorderColor,ErrorMessage, ControlToValidate, ForeColor, Width</text:p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ScriptManager</text:p>
          </table:table-cell>
          <table:table-cell table:style-name="Tabla1.A2" office:value-type="string">
            <text:p text:style-name="P1">(ID)</text:p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Timer</text:p>
          </table:table-cell>
          <table:table-cell table:style-name="Tabla1.A2" office:value-type="string">
            <text:p text:style-name="P1">(ID), Interval</text:p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 table:style-name="Tabla1.20">
          <table:table-cell table:style-name="Tabla1.A2" office:value-type="string">
            <text:p text:style-name="P1">Menu</text:p>
          </table:table-cell>
          <table:table-cell table:style-name="Tabla1.A2" office:value-type="string">
            <text:p text:style-name="P1">(ID), BackColor, BorderColor, ForeColor, Height, Width</text:p>
          </table:table-cell>
          <table:table-cell table:style-name="Tabla1.A2" office:value-type="string">
            <text:p text:style-name="P1">Editar elementos del menu</text:p>
            <text:p text:style-name="P1"><text:span text:style-name="T2">Menu1.SelectedValue == </text:span><text:span text:style-name="T1">"COMPRAR LIBRO"</text:span></text:p>
          </table:table-cell>
          <table:table-cell table:style-name="Tabla1.D2" office:value-type="string">
            <text:p text:style-name="P1">Al editar elementos del menu, podemos introducir una ImageUrl, NavigateUrl e introducir Text y Valu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5$Win32 OpenOffice.org_project/415m1$Build-9789</meta:generator>
    <dc:date>2019-11-20T10:05:22.84</dc:date>
    <meta:editing-duration>PT4H55M40S</meta:editing-duration>
    <meta:editing-cycles>8</meta:editing-cycles>
    <meta:document-statistic meta:table-count="1" meta:image-count="0" meta:object-count="0" meta:page-count="2" meta:paragraph-count="63" meta:word-count="207" meta:character-count="1945"/>
  </office:meta>
</office:document-meta>
</file>